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style:font-name="Times New Roman" fo:font-style="normal" style:font-style-asian="normal" style:font-style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</text:p>
      <text:p text:style-name="P2"/>
      <text:p text:style-name="P2">Annotated Bibliography</text:p>
      <text:p text:style-name="P2"/>
      <text:p text:style-name="P3">Secondary Sources:</text:p>
      <text:p text:style-name="P3"/>
      <text:p text:style-name="P3">Brinkley, Alan. <text:span text:style-name="T1">Unfinished Nation:A Concise History of the American People</text:span>. New York: McGraw <text:tab/>Hill, 2013.</text:p>
      <text:p text:style-name="P3"><text:tab/></text:p>
      <text:p text:style-name="P3"/>
      <text:p text:style-name="P3">Schweikart, Larry and Michael Allen. <text:span text:style-name="T1">A Patriot's History of the United States</text:span>. New York: Penguin, <text:tab/>2004.</text:p>
      <text:p text:style-name="P3"><text:tab/></text:p>
      <text:p text:style-name="P3"/>
      <text:p text:style-name="P3">Zinn, Howard. <text:span text:style-name="T1">A People's History of the United States</text:span>. New York: HarperCollins, 2001.</text:p>
      <text:p text:style-name="P3"><text:tab/>This book focuses on Andrew Jackson presidency, specifically his conflicts with Native Americans. This is written casting Jackson in a negative light, with plenty of detail, but a clear bias.</text:p>
      <text:p text:style-name="P3"/>
      <text:p text:style-name="P3"/>
      <text:p text:style-name="P3">Footnote Citation:</text:p>
      <text:p text:style-name="P3"/>
      <text:p text:style-name="P4">Alan Brinkley. <text:span text:style-name="T1">Unfinished Nation:A Concise History of the American People </text:span>(New York: McGraw <text:tab/>Hill, 2013), xx-yy.</text:p>
      <text:p text:style-name="P4"><text:tab/></text:p>
      <text:p text:style-name="P4">Brinkley. <text:span text:style-name="T1">Unfinished Nation</text:span>, Xx-yy.</text:p>
      <text:p text:style-name="P4"/>
      <text:p text:style-name="P4"/>
      <text:p text:style-name="P4">Larry Schweikart and Michael Allen. <text:span text:style-name="T1">A Patriot's History of the United States</text:span> (New York: Penguin, <text:tab/>2004), xx-yy.</text:p>
      <text:p text:style-name="P4"><text:tab/></text:p>
      <text:p text:style-name="P4">Schweikart and Allen, <text:span text:style-name="T1">Patriot's History</text:span>, xx-yy.</text:p>
      <text:p text:style-name="P4"/>
      <text:p text:style-name="P4">Howard Zinn. <text:span text:style-name="T1">A People's History of the United States </text:span>(New York: HarperCollins, 2001), xx-yy.</text:p>
      <text:p text:style-name="P4"><text:tab/></text:p>
      <text:p text:style-name="P4">Zinn. <text:span text:style-name="T1">People's History</text:span>, Xx-yy.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4T11:24:29.05</meta:creation-date>
    <dc:date>2015-03-17T09:19:16.25</dc:date>
    <meta:editing-duration>PT2H25M18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42" meta:character-count="981"/>
  </office:meta>
</office:document-meta>
</file>